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c72"/>
    </style:style>
    <style:style style:name="P2" style:family="paragraph" style:parent-style-name="Standard">
      <style:text-properties officeooo:rsid="0001dab1" officeooo:paragraph-rsid="0001dab1"/>
    </style:style>
    <style:style style:name="P3" style:family="paragraph" style:parent-style-name="Standard" style:list-style-name="L1">
      <style:text-properties officeooo:rsid="0001dab1" officeooo:paragraph-rsid="0001dab1"/>
    </style:style>
    <style:style style:name="P4" style:family="paragraph" style:parent-style-name="Standard">
      <style:text-properties fo:font-weight="bold" officeooo:rsid="0001dab1" officeooo:paragraph-rsid="0001dab1" style:font-weight-asian="bold" style:font-weight-complex="bold"/>
    </style:style>
    <style:style style:name="P5" style:family="paragraph" style:parent-style-name="Standard" style:list-style-name="L2">
      <style:text-properties fo:font-weight="bold" officeooo:rsid="0001dab1" officeooo:paragraph-rsid="0001dab1" style:font-weight-asian="bold" style:font-weight-complex="bold"/>
    </style:style>
    <style:style style:name="P6" style:family="paragraph" style:parent-style-name="Standard" style:list-style-name="L2">
      <style:text-properties fo:font-weight="bold" officeooo:rsid="00031e20" officeooo:paragraph-rsid="00031e20" style:font-weight-asian="bold" style:font-weight-complex="bold"/>
    </style:style>
    <style:style style:name="P7" style:family="paragraph" style:parent-style-name="Standard">
      <style:text-properties fo:font-weight="bold" officeooo:rsid="00031e20" officeooo:paragraph-rsid="00031e20" style:font-weight-asian="bold" style:font-weight-complex="bold"/>
    </style:style>
    <style:style style:name="P8" style:family="paragraph" style:parent-style-name="Standard">
      <style:text-properties fo:font-weight="bold" officeooo:rsid="0004d8c9" officeooo:paragraph-rsid="0004d8c9" style:font-weight-asian="bold" style:font-weight-complex="bold"/>
    </style:style>
    <style:style style:name="P9" style:family="paragraph" style:parent-style-name="Standard">
      <style:text-properties fo:font-weight="bold" officeooo:rsid="00056a16" officeooo:paragraph-rsid="00056a16" style:font-weight-asian="bold" style:font-weight-complex="bold"/>
    </style:style>
    <style:style style:name="P10" style:family="paragraph" style:parent-style-name="Standard">
      <style:text-properties fo:font-weight="bold" officeooo:rsid="00064970" officeooo:paragraph-rsid="00064970" style:font-weight-asian="bold" style:font-weight-complex="bold"/>
    </style:style>
    <style:style style:name="P11" style:family="paragraph" style:parent-style-name="Standard">
      <style:text-properties fo:font-weight="bold" officeooo:rsid="0006bc94" officeooo:paragraph-rsid="0006bc94" style:font-weight-asian="bold" style:font-weight-complex="bold"/>
    </style:style>
    <style:style style:name="P12" style:family="paragraph" style:parent-style-name="Standard">
      <style:text-properties fo:font-weight="bold" officeooo:rsid="00085931" officeooo:paragraph-rsid="00085931" style:font-weight-asian="bold" style:font-weight-complex="bold"/>
    </style:style>
    <style:style style:name="P13" style:family="paragraph" style:parent-style-name="Standard">
      <style:text-properties fo:font-weight="bold" officeooo:rsid="0008f441" officeooo:paragraph-rsid="0008f441" style:font-weight-asian="bold" style:font-weight-complex="bold"/>
    </style:style>
    <style:style style:name="P14" style:family="paragraph" style:parent-style-name="Standard" style:list-style-name="L3">
      <style:text-properties fo:font-weight="bold" officeooo:rsid="000b4d0c" officeooo:paragraph-rsid="000b4d0c" style:font-weight-asian="bold" style:font-weight-complex="bold"/>
    </style:style>
    <style:style style:name="P15" style:family="paragraph" style:parent-style-name="Standard">
      <style:text-properties fo:font-weight="bold" officeooo:rsid="000b4d0c" officeooo:paragraph-rsid="000b4d0c" style:font-weight-asian="bold" style:font-weight-complex="bold"/>
    </style:style>
    <style:style style:name="P16" style:family="paragraph" style:parent-style-name="Standard">
      <style:text-properties fo:font-weight="bold" officeooo:rsid="000cb8ba" officeooo:paragraph-rsid="000cb8ba" style:font-weight-asian="bold" style:font-weight-complex="bold"/>
    </style:style>
    <style:style style:name="P17" style:family="paragraph" style:parent-style-name="Standard">
      <style:text-properties fo:font-weight="bold" officeooo:rsid="000dc14a" officeooo:paragraph-rsid="000dc14a" style:font-weight-asian="bold" style:font-weight-complex="bold"/>
    </style:style>
    <style:style style:name="P18" style:family="paragraph" style:parent-style-name="Standard" style:list-style-name="L4">
      <style:text-properties fo:font-weight="bold" officeooo:rsid="000dc14a" officeooo:paragraph-rsid="000dc14a" style:font-weight-asian="bold" style:font-weight-complex="bold"/>
    </style:style>
    <style:style style:name="P19" style:family="paragraph" style:parent-style-name="Standard">
      <style:text-properties fo:font-weight="bold" officeooo:rsid="000fbecf" officeooo:paragraph-rsid="000fbecf" style:font-weight-asian="bold" style:font-weight-complex="bold"/>
    </style:style>
    <style:style style:name="P20" style:family="paragraph" style:parent-style-name="Standard">
      <style:text-properties fo:font-weight="bold" officeooo:rsid="00101762" officeooo:paragraph-rsid="00101762" style:font-weight-asian="bold" style:font-weight-complex="bold"/>
    </style:style>
    <style:style style:name="P21" style:family="paragraph" style:parent-style-name="Standard" style:list-style-name="L5">
      <style:text-properties fo:font-weight="bold" officeooo:rsid="00101762" officeooo:paragraph-rsid="00101762" style:font-weight-asian="bold" style:font-weight-complex="bold"/>
    </style:style>
    <style:style style:name="P22" style:family="paragraph" style:parent-style-name="Standard">
      <style:text-properties fo:font-weight="bold" officeooo:rsid="00111353" officeooo:paragraph-rsid="00111353" style:font-weight-asian="bold" style:font-weight-complex="bold"/>
    </style:style>
    <style:style style:name="P23" style:family="paragraph" style:parent-style-name="Standard">
      <style:text-properties fo:font-weight="bold" officeooo:rsid="00124af3" officeooo:paragraph-rsid="00124af3" style:font-weight-asian="bold" style:font-weight-complex="bold"/>
    </style:style>
    <style:style style:name="P24" style:family="paragraph" style:parent-style-name="Standard">
      <style:text-properties fo:font-weight="bold" officeooo:rsid="0015a333" officeooo:paragraph-rsid="0015a33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5c89" style:font-weight-asian="normal" style:font-weight-complex="normal"/>
    </style:style>
    <style:style style:name="T4" style:family="text">
      <style:text-properties fo:font-weight="normal" officeooo:rsid="001305c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 Brasil, quem administra o SGP é a SECEX/DEINT.</text:p>
      <text:p text:style-name="P1"/>
      <text:p text:style-name="P2">Requisitos para exportação se beneficiar do SGP:</text:p>
      <text:list xml:id="list3130411279" text:style-name="L1">
        <text:list-item>
          <text:p text:style-name="P3">produto originário de beneficiário do SGP (<text:span text:style-name="T1">Certificado de Origem Formulário A</text:span><text:span text:style-name="T2">)</text:span>;</text:p>
        </text:list-item>
        <text:list-item>
          <text:p text:style-name="P3">produto estar em <text:span text:style-name="T1">Lista Positiva</text:span> ou <text:span text:style-name="T1">não </text:span>estar em <text:span text:style-name="T1">Lista Negativa</text:span>;</text:p>
        </text:list-item>
        <text:list-item>
          <text:p text:style-name="P3">produto deve ser transportado <text:span text:style-name="T1">diretamente</text:span><text:span text:style-name="T2"> de um país beneficiário a um país outorgante do SGP.</text:span></text:p>
        </text:list-item>
      </text:list>
      <text:p text:style-name="P2"><text:span text:style-name="T2"/></text:p>
      <text:p text:style-name="P4">Formulário A<text:span text:style-name="T2">:</text:span></text:p>
      <text:list xml:id="list1615466384" text:style-name="L2">
        <text:list-item>
          <text:p text:style-name="P5"><text:span text:style-name="T2">emitido pelo BB;</text:span></text:p>
        </text:list-item>
        <text:list-item>
          <text:p text:style-name="P5"><text:span text:style-name="T2">autorizado pela SECEX;</text:span></text:p>
        </text:list-item>
        <text:list-item>
          <text:p text:style-name="P5"><text:span text:style-name="T2">só será exigido quando o país outorgante do SGP exigir chancela governamental;</text:span></text:p>
        </text:list-item>
        <text:list-item>
          <text:p text:style-name="P6">declaração de origem em fatura comercial<text:span text:style-name="T2"> poderá substituir o Formulário A </text:span>se<text:span text:style-name="T2"> </text:span>o valor da operação for inferior ao limite definido pelo outorgante<text:span text:style-name="T2">.</text:span></text:p>
        </text:list-item>
      </text:list>
      <text:p text:style-name="P7"><text:span text:style-name="T2"/></text:p>
      <text:p text:style-name="P8"><text:span text:style-name="T2">O SGP é um sistema </text:span>heterogêneo<text:span text:style-name="T2"> → cada outorgante do sistema possui suas próprias regras. Assim, também é possível afirmar que o SGP é um esquema preferencial </text:span>autônomo<text:span text:style-name="T2">.</text:span></text:p>
      <text:p text:style-name="P8"><text:span text:style-name="T2"/></text:p>
      <text:p text:style-name="P9"><text:span text:style-name="T2">O SGP possui </text:span>caráter temporário<text:span text:style-name="T2">, tem prazo determinado. Ex.: em 2013 a UE deixou de outorgar benefícios do SGP ao Brasil.</text:span></text:p>
      <text:p text:style-name="P9"><text:span text:style-name="T2"/></text:p>
      <text:p text:style-name="P10"><text:span text:style-name="T2">Atuais </text:span>outorgantes<text:span text:style-name="T2"> do SGP: UE, EUA, União Aduaneira da Eurásia (KZ, RU, BY), Suiça, JP, Turquia, CA, Noruega, NZ, Austrália.</text:span></text:p>
      <text:p text:style-name="P10"><text:span text:style-name="T2"/></text:p>
      <text:p text:style-name="P11"><text:span text:style-name="T2">SGPC → PED’s concedendo preferências tarifárias entre si. Objetiva a </text:span>redução<text:span text:style-name="T2"> (e não eliminação) de tarifas.</text:span></text:p>
      <text:p text:style-name="P11"><text:span text:style-name="T2"/></text:p>
      <text:p text:style-name="P12"><text:span text:style-name="T2">Os PED’s são </text:span>concomitantemente<text:span text:style-name="T2"> outorgantes e beneficiários do SGPC.</text:span></text:p>
      <text:p text:style-name="P12"><text:span text:style-name="T2"/></text:p>
      <text:p text:style-name="P13"><text:span text:style-name="T2">1ª rodada do SGPC (1988, Belgrado) → criação do SGPC.</text:span></text:p>
      <text:p text:style-name="P13"><text:span text:style-name="T2">2ª rodada do SGPC (1991-1998, Teerã) → aprovação da adesão do MERCOSUL como bloco, <text:s/>com uma </text:span>lista única de concessões<text:span text:style-name="T2">.</text:span></text:p>
      <text:p text:style-name="P13"><text:span text:style-name="T2">3ª rodada do SGPC (2004-2010, São Paulo) → </text:span><text:span text:style-name="T3">corte linear de, pelo menos, 20% nas tarifas aplicadas.</text:span></text:p>
      <text:list xml:id="list804952547" text:style-name="L3">
        <text:list-item>
          <text:p text:style-name="P14"><text:span text:style-name="T3">A</text:span><text:span text:style-name="T2">penas 7 países participaram: CU, SK, Egito, Índia, Indonésia, Malásia, Marrocos;</text:span></text:p>
        </text:list-item>
        <text:list-item>
          <text:p text:style-name="P14"><text:span text:style-name="T2">É possível que países integrantes do SGPC venham a aderir aos instrumentos negociados nessa rodada, desde que cumpram as condições de acesso acordadas na rodada.</text:span></text:p>
        </text:list-item>
      </text:list>
      <text:p text:style-name="P15"><text:span text:style-name="T2"/></text:p>
      <text:p text:style-name="P15"><text:span text:style-name="T2">Só podem participar do SGPC os PED’s membros do G77 ou qualquer grupo regional ou sub-regional dos PED’s membros do G77. Ex.: MERCOSUL é parte do SGPC.</text:span></text:p>
      <text:p text:style-name="P15"><text:span text:style-name="T2"/></text:p>
      <text:p text:style-name="P16">Princípio da Mutualidade das Vantagens<text:span text:style-name="T2"> do SGPC: beneficiar equitativamente todos os participantes, levando em consideração seus respectivos níveis de desenvolvimento econômico e industrial, <text:s/>os padrões de seu comércio exterior, bem como suas políticas e sistemas comerciais.</text:span></text:p>
      <text:p text:style-name="P16"><text:span text:style-name="T2"/></text:p>
      <text:p text:style-name="P17"><text:span text:style-name="T2">No SGPC, os PMDR’s </text:span>não<text:span text:style-name="T2"> precisam fazer concessões aos PED’s (</text:span>não há necessidade de reciprocidade<text:span text:style-name="T2">).</text:span></text:p>
      <text:p text:style-name="P17"><text:span text:style-name="T2"/></text:p>
      <text:p text:style-name="P17"><text:span text:style-name="T2">As outorgas dentro do SGPC obedecem a NMF, com algumas exceções:</text:span></text:p>
      <text:list xml:id="list1153882258" text:style-name="L4">
        <text:list-item>
          <text:p text:style-name="P18"><text:span text:style-name="T2">outorgas aos PMDR’s não obedecem a NMF;</text:span></text:p>
        </text:list-item>
        <text:list-item>
          <text:p text:style-name="P18"><text:soft-page-break/><text:span text:style-name="T2">quando alguns participantes do SGPC forem parte em medidas de comércio direto, acordos setoriais ou em acordos sobre concessões não tarifárias.</text:span></text:p>
        </text:list-item>
      </text:list>
      <text:p text:style-name="P17"><text:span text:style-name="T2"/></text:p>
      <text:p text:style-name="P19"><text:span text:style-name="T2">No Brasil, a administração do SGPC compete à SECEX/DEINT.</text:span></text:p>
      <text:p text:style-name="P19"><text:span text:style-name="T2"/></text:p>
      <text:p text:style-name="P20"><text:span text:style-name="T2">Requisitos para exportação se beneficiar do SGPC:</text:span></text:p>
      <text:list xml:id="list3332493035" text:style-name="L5">
        <text:list-item>
          <text:p text:style-name="P21"><text:span text:style-name="T2">produto originário de beneficiário (</text:span>Certificado de Origem SGPC<text:span text:style-name="T2">);</text:span></text:p>
        </text:list-item>
        <text:list-item>
          <text:p text:style-name="P21"><text:span text:style-name="T2">produto transportado </text:span>diretamente<text:span text:style-name="T2"> do beneficiário ao outro participante do SGPC;</text:span></text:p>
        </text:list-item>
        <text:list-item>
          <text:p text:style-name="P21"><text:span text:style-name="T2">produto deve constar na </text:span>Lista de Concessões<text:span text:style-name="T2"> do país </text:span>importador<text:span text:style-name="T2">.</text:span></text:p>
        </text:list-item>
      </text:list>
      <text:p text:style-name="P20"><text:span text:style-name="T2"/></text:p>
      <text:p text:style-name="P22">Certificado de Origem SGPC<text:span text:style-name="T2"> é emitido pelas </text:span>Federações de Indústrias<text:span text:style-name="T2"> credenciadas para tanto. O SGPC pode beneficiar </text:span>qualquer tipo de produto<text:span text:style-name="T2">, seja ele industrializado ou agrícola.</text:span></text:p>
      <text:p text:style-name="P22"><text:span text:style-name="T2"/></text:p>
      <text:p text:style-name="P23"><text:span text:style-name="T2">Embora admitidos pelo GATT, o SGP e o SGPC </text:span>não foram incorporados a ele<text:span text:style-name="T2">.</text:span></text:p>
      <text:p text:style-name="P23"><text:span text:style-name="T2"/></text:p>
      <text:p text:style-name="P23"><text:span text:style-name="T4">A principal diferença entre o GATT e o SGPC é que, enquanto o GATT usa o princípio da NMF, o SGPC usa o sistema de acordos preferenciais dentro do sistema.</text:span></text:p>
      <text:p text:style-name="P23"><text:span text:style-name="T4"/></text:p>
      <text:p text:style-name="P24"><text:span text:style-name="T4">A </text:span><text:span text:style-name="T2">importação de serviços </text:span>não<text:span text:style-name="T2"> é abrangida pelo SG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5-29T21:56:42.823000000</dc:date>
    <meta:editing-duration>PT2H34M21S</meta:editing-duration>
    <meta:editing-cycles>20</meta:editing-cycles>
    <meta:document-statistic meta:table-count="0" meta:image-count="0" meta:object-count="0" meta:page-count="2" meta:paragraph-count="35" meta:word-count="527" meta:character-count="3254" meta:non-whitespace-character-count="2774"/>
  </office:meta>
</office:document-meta>
</file>